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5-08-29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5-07-03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5-06-02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5-04-28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5-03-31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5-03-06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5-01-3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4-12-31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4-12-0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4-10-30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4-09-30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4-09-03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4-08-02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4-07-02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4-06-04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4-04-29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4-03-28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4-02-23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4-01-2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3-12-22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3-11-3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3-10-2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3-09-26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3-09-01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3-07-27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3-06-29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3-05-19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3-04-28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3-03-27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3-03-02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3-01-30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3-01-06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2-11-29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2-10-26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2-09-22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2-08-26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2-07-2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2-06-28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2-05-25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2-04-22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2-03-31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2-03-01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2-01-2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1-12-2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1-12-06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1-10-25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1-09-30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1-08-31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1-07-27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1-06-29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1-06-02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1-04-26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1-04-0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1-03-0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1-01-2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1-01-06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0-12-0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0-10-2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0-09-3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0-08-2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0-07-29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0-07-02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0-06-10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0-05-06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0-02-2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20-02-0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9-12-30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9-11-25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9-10-30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9-10-01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9-09-03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9-08-01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9-06-27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9-05-15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8-12-04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8-11-01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8-07-31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8-07-02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8-05-29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8-04-23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8-03-2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8-02-27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8-02-13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8-01-2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7-12-04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7-10-31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7-10-03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7-08-07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7-07-06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7-05-30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7-05-04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7-04-06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7-02-2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7-01-2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7-01-03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6-11-15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6-10-19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6-09-27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6-09-01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6-08-01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6-06-27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6-05-23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6-05-03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6-03-29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6-03-01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5-12-02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5-10-27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5-09-2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5-07-28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5-06-25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5-04-29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5-03-31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5-03-02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5-01-28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4-12-18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4-12-03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4-10-29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4-10-01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4-08-27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4-06-23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4-05-28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4-05-05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4-03-2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4-02-26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4-01-08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3-12-05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3-09-30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3-08-2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4097142857" calcext:value-type="float">
            <text:p>16.01440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55620645161" calcext:value-type="float">
            <text:p>16.45556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1668387097" calcext:value-type="float">
            <text:p>16.58716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85392" calcext:value-type="float">
            <text:p>16.65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32156129032" calcext:value-type="float">
            <text:p>17.22321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5764" calcext:value-type="float">
            <text:p>17.870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92270967742" calcext:value-type="float">
            <text:p>17.6592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2637419355" calcext:value-type="float">
            <text:p>17.52226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50064" calcext:value-type="float">
            <text:p>16.48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9660645161" calcext:value-type="float">
            <text:p>15.8779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11" calcext:value-type="float">
            <text:p>16.4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46042580645" calcext:value-type="float">
            <text:p>16.85460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8947142857" calcext:value-type="float">
            <text:p>17.227894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0009032258" calcext:value-type="float">
            <text:p>16.93100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7224516129" calcext:value-type="float">
            <text:p>17.4807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0276" calcext:value-type="float">
            <text:p>18.21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94889032258" calcext:value-type="float">
            <text:p>18.54948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85016" calcext:value-type="float">
            <text:p>18.94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19437419355" calcext:value-type="float">
            <text:p>18.77194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7496774194" calcext:value-type="float">
            <text:p>17.8337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60392" calcext:value-type="float">
            <text:p>16.9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45558709677" calcext:value-type="float">
            <text:p>16.34455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5988" calcext:value-type="float">
            <text:p>15.90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1003870968" calcext:value-type="float">
            <text:p>16.92810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7268965517" calcext:value-type="float">
            <text:p>17.70572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59676129032" calcext:value-type="float">
            <text:p>17.90596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73692903226" calcext:value-type="float">
            <text:p>18.47736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65172" calcext:value-type="float">
            <text:p>19.276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4961290323" calcext:value-type="float">
            <text:p>19.8854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02768" calcext:value-type="float">
            <text:p>20.35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35237419355" calcext:value-type="float">
            <text:p>19.98352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92190967742" calcext:value-type="float">
            <text:p>19.11921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7384" calcext:value-type="float">
            <text:p>18.53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1322580645" calcext:value-type="float">
            <text:p>17.6501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2032" calcext:value-type="float">
            <text:p>17.1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70210322581" calcext:value-type="float">
            <text:p>17.38702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134" calcext:value-type="float">
            <text:p>17.455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9246451613" calcext:value-type="float">
            <text:p>17.25492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64014193548" calcext:value-type="float">
            <text:p>17.88640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23388" calcext:value-type="float">
            <text:p>18.05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23948387097" calcext:value-type="float">
            <text:p>18.7923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849" calcext:value-type="float">
            <text:p>19.2388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62372903226" calcext:value-type="float">
            <text:p>19.32623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33296774194" calcext:value-type="float">
            <text:p>18.2833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7616" calcext:value-type="float">
            <text:p>17.21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69072" calcext:value-type="float">
            <text:p>16.04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7953" calcext:value-type="float">
            <text:p>16.387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479" calcext:value-type="float">
            <text:p>16.73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8944" calcext:value-type="float">
            <text:p>17.62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85558709677" calcext:value-type="float">
            <text:p>17.86855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22728" calcext:value-type="float">
            <text:p>18.03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24736774194" calcext:value-type="float">
            <text:p>18.29247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3988387097" calcext:value-type="float">
            <text:p>17.68139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4488" calcext:value-type="float">
            <text:p>16.77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89949677419" calcext:value-type="float">
            <text:p>16.26899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38976" calcext:value-type="float">
            <text:p>15.89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108387097" calcext:value-type="float">
            <text:p>15.91051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32192" calcext:value-type="float">
            <text:p>16.00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31739354839" calcext:value-type="float">
            <text:p>16.10317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70232307692" calcext:value-type="float">
            <text:p>17.917023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66384" calcext:value-type="float">
            <text:p>18.36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54112" calcext:value-type="float">
            <text:p>18.55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17103225807" calcext:value-type="float">
            <text:p>18.2317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6059354839" calcext:value-type="float">
            <text:p>17.65460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0294" calcext:value-type="float">
            <text:p>16.830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8552" calcext:value-type="float">
            <text:p>17.53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56348387097" calcext:value-type="float">
            <text:p>18.0456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89947142857" calcext:value-type="float">
            <text:p>18.408994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03265806452" calcext:value-type="float">
            <text:p>19.18032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70532903226" calcext:value-type="float">
            <text:p>18.99705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118" calcext:value-type="float">
            <text:p>18.851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5770322581" calcext:value-type="float">
            <text:p>19.16857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12688" calcext:value-type="float">
            <text:p>19.65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524516129" calcext:value-type="float">
            <text:p>19.4735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48247741936" calcext:value-type="float">
            <text:p>18.27482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91584" calcext:value-type="float">
            <text:p>18.20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6548571429" calcext:value-type="float">
            <text:p>17.44965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99699354839" calcext:value-type="float">
            <text:p>17.89996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15382857143" calcext:value-type="float">
            <text:p>18.62153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0500645161" calcext:value-type="float">
            <text:p>18.83605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84122580645" calcext:value-type="float">
            <text:p>19.1284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1696" calcext:value-type="float">
            <text:p>19.4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34052857143" calcext:value-type="float">
            <text:p>19.843405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902" calcext:value-type="float">
            <text:p>20.424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51487741935" calcext:value-type="float">
            <text:p>20.10514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3728" calcext:value-type="float">
            <text:p>19.46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45500645161" calcext:value-type="float">
            <text:p>18.26455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00388" calcext:value-type="float">
            <text:p>17.430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59592258065" calcext:value-type="float">
            <text:p>17.71595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46303448276" calcext:value-type="float">
            <text:p>17.73463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6710967742" calcext:value-type="float">
            <text:p>17.78267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37723870968" calcext:value-type="float">
            <text:p>18.11377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76066206897" calcext:value-type="float">
            <text:p>18.477606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1576" calcext:value-type="float">
            <text:p>19.7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83576" calcext:value-type="float">
            <text:p>19.82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4126451613" calcext:value-type="float">
            <text:p>19.63541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52842580645" calcext:value-type="float">
            <text:p>18.48528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60928" calcext:value-type="float">
            <text:p>18.11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811612903" calcext:value-type="float">
            <text:p>17.32488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01072" calcext:value-type="float">
            <text:p>16.25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68132903226" calcext:value-type="float">
            <text:p>17.07681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5745714286" calcext:value-type="float">
            <text:p>17.60557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0798709677" calcext:value-type="float">
            <text:p>17.48907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08064516129" calcext:value-type="float">
            <text:p>17.390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2488" calcext:value-type="float">
            <text:p>17.96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17243870968" calcext:value-type="float">
            <text:p>18.49172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50975" calcext:value-type="float">
            <text:p>19.31850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71972903226" calcext:value-type="float">
            <text:p>19.3871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36211612903" calcext:value-type="float">
            <text:p>18.67362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8156" calcext:value-type="float">
            <text:p>17.650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85220645161" calcext:value-type="float">
            <text:p>17.27852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78604" calcext:value-type="float">
            <text:p>16.967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3039483871" calcext:value-type="float">
            <text:p>17.04303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6663" calcext:value-type="float">
            <text:p>17.4966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0884516129" calcext:value-type="float">
            <text:p>17.4008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4544" calcext:value-type="float">
            <text:p>17.8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684516129" calcext:value-type="float">
            <text:p>18.0866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26328" calcext:value-type="float">
            <text:p>18.37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71753548387" calcext:value-type="float">
            <text:p>18.5971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1860645161" calcext:value-type="float">
            <text:p>18.01918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9744" calcext:value-type="float">
            <text:p>17.11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8886666667" calcext:value-type="float">
            <text:p>16.46588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5264" calcext:value-type="float">
            <text:p>16.58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1735483871" calcext:value-type="float">
            <text:p>16.7391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79738571429" calcext:value-type="float">
            <text:p>17.207973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83261935484" calcext:value-type="float">
            <text:p>16.76832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84496" calcext:value-type="float">
            <text:p>17.00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6624" calcext:value-type="float">
            <text:p>17.28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28912258065" calcext:value-type="float">
            <text:p>17.55289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79936" calcext:value-type="float">
            <text:p>17.67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11646451613" calcext:value-type="float">
            <text:p>17.65116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82762580645" calcext:value-type="float">
            <text:p>17.27827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63424" calcext:value-type="float">
            <text:p>16.5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95340645161" calcext:value-type="float">
            <text:p>15.46953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66658064516" calcext:value-type="float">
            <text:p>17.0766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9827586207" calcext:value-type="float">
            <text:p>17.57198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6046451613" calcext:value-type="float">
            <text:p>17.74260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19495483871" calcext:value-type="float">
            <text:p>16.8519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97188" calcext:value-type="float">
            <text:p>17.409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57652903226" calcext:value-type="float">
            <text:p>17.83576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2952" calcext:value-type="float">
            <text:p>18.51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9178064516" calcext:value-type="float">
            <text:p>17.94991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1233548387" calcext:value-type="float">
            <text:p>17.03812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1742" calcext:value-type="float">
            <text:p>15.46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70652727273" calcext:value-type="float">
            <text:p>14.827065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005" calcext:value-type="float">
            <text:p>15.64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374" calcext:value-type="float">
            <text:p>16.581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3807" calcext:value-type="float">
            <text:p>16.743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5588" calcext:value-type="float">
            <text:p>16.51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85553548387" calcext:value-type="float">
            <text:p>16.93855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7088" calcext:value-type="float">
            <text:p>17.58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84896774194" calcext:value-type="float">
            <text:p>17.6584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62" calcext:value-type="float">
            <text:p>17.66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65059354839" calcext:value-type="float">
            <text:p>17.61650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09482580645" calcext:value-type="float">
            <text:p>17.32094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46912" calcext:value-type="float">
            <text:p>16.60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9169032258" calcext:value-type="float">
            <text:p>15.49691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52272" calcext:value-type="float">
            <text:p>15.30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08433548387" calcext:value-type="float">
            <text:p>15.94084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20202857143" calcext:value-type="float">
            <text:p>16.38202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4514285714" calcext:value-type="float">
            <text:p>16.5114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93820645161" calcext:value-type="float">
            <text:p>16.53938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77070967742" calcext:value-type="float">
            <text:p>16.9277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3828" calcext:value-type="float">
            <text:p>17.007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7223225806" calcext:value-type="float">
            <text:p>16.80372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96310967742" calcext:value-type="float">
            <text:p>16.31963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91764" calcext:value-type="float">
            <text:p>15.559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47849032258" calcext:value-type="float">
            <text:p>15.96478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8348" calcext:value-type="float">
            <text:p>15.797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50769032258" calcext:value-type="float">
            <text:p>16.01507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134" calcext:value-type="float">
            <text:p>16.312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4215483871" calcext:value-type="float">
            <text:p>16.4374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7122580645" calcext:value-type="float">
            <text:p>16.1947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01352" calcext:value-type="float">
            <text:p>16.22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28668387097" calcext:value-type="float">
            <text:p>16.47286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4214" calcext:value-type="float">
            <text:p>16.444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9247741936" calcext:value-type="float">
            <text:p>16.40792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5537142857" calcext:value-type="float">
            <text:p>16.02355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3716" calcext:value-type="float">
            <text:p>15.368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69095483871" calcext:value-type="float">
            <text:p>14.6269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61236" calcext:value-type="float">
            <text:p>14.146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89678709677" calcext:value-type="float">
            <text:p>15.06896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83686896552" calcext:value-type="float">
            <text:p>15.378368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7750967742" calcext:value-type="float">
            <text:p>15.18577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34064516129" calcext:value-type="float">
            <text:p>15.333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762" calcext:value-type="float">
            <text:p>15.62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38451612903" calcext:value-type="float">
            <text:p>15.893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54696" calcext:value-type="float">
            <text:p>16.02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99930322581" calcext:value-type="float">
            <text:p>16.01999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4296774194" calcext:value-type="float">
            <text:p>15.6544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73996" calcext:value-type="float">
            <text:p>14.957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25403870968" calcext:value-type="float">
            <text:p>14.35254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2892" calcext:value-type="float">
            <text:p>14.023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0763870968" calcext:value-type="float">
            <text:p>14.83107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09462857143" calcext:value-type="float">
            <text:p>16.17094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43305714286" calcext:value-type="float">
            <text:p>16.03433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3148" calcext:value-type="float">
            <text:p>16.04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066" calcext:value-type="float">
            <text:p>16.65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38030967742" calcext:value-type="float">
            <text:p>16.93380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19396" calcext:value-type="float">
            <text:p>16.991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0748571429" calcext:value-type="float">
            <text:p>16.87307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825952" calcext:value-type="float">
            <text:p>16.798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3044" calcext:value-type="float">
            <text:p>15.97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80532903226" calcext:value-type="float">
            <text:p>15.56805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46552" calcext:value-type="float">
            <text:p>15.55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32403870968" calcext:value-type="float">
            <text:p>16.14324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45637142857" calcext:value-type="float">
            <text:p>16.48456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36450322581" calcext:value-type="float">
            <text:p>16.28364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2962" calcext:value-type="float">
            <text:p>16.332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5432" calcext:value-type="float">
            <text:p>16.69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19460645161" calcext:value-type="float">
            <text:p>17.2419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69403636364" calcext:value-type="float">
            <text:p>17.706940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15230967742" calcext:value-type="float">
            <text:p>17.74152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13010322581" calcext:value-type="float">
            <text:p>17.34130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9092" calcext:value-type="float">
            <text:p>17.11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4432" calcext:value-type="float">
            <text:p>16.6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168" calcext:value-type="float">
            <text:p>15.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95070967742" calcext:value-type="float">
            <text:p>16.0895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20257142857" calcext:value-type="float">
            <text:p>16.7520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4606451613" calcext:value-type="float">
            <text:p>16.5904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42025806452" calcext:value-type="float">
            <text:p>16.6642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6116" calcext:value-type="float">
            <text:p>16.6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0077419355" calcext:value-type="float">
            <text:p>16.9980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076" calcext:value-type="float">
            <text:p>16.86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7019354839" calcext:value-type="float">
            <text:p>16.5177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76672" calcext:value-type="float">
            <text:p>15.77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5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51435090005200</text:p>
          </table:table-cell>
          <table:table-cell office:value-type="string" calcext:value-type="string">
            <text:p>194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6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742" meta:object-count="0"/>
    <meta:user-defined meta:name="AppVersion">3.0</meta:user-defined>
  </office:meta>
</office:document-meta>
</file>